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410000003F88EF57461BE09138.png" manifest:media-type="image/png"/>
  <manifest:file-entry manifest:full-path="Pictures/2000009900000392000002596801CBC71B6FBD9D.wmf" manifest:media-type="image/x-wmf"/>
  <manifest:file-entry manifest:full-path="Pictures/1000020100000383000003CEFEC875B080780B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svg:stroke-color="#3465a4" draw:marker-start="" draw:marker-start-width="0.2cm" draw:marker-start-center="false" draw:marker-end="" draw:marker-end-width="0.2cm" draw:marker-end-center="false" draw:fill="gradient" draw:fill-color="#729fcf" draw:fill-gradient-name="Gradient_20_6" draw:textarea-horizontal-align="justify" draw:textarea-vertical-align="middle" draw:auto-grow-height="false" fo:min-height="5.273cm" fo:min-width="17.422cm" fo:padding-top="0.125cm" fo:padding-bottom="0.125cm" fo:padding-left="0.25cm" fo:padding-right="0.25cm" draw:shadow="hidden" draw:shadow-offset-x="0.203cm" draw:shadow-offset-y="0.203cm" draw:shadow-color="#808080"/>
    </style:style>
    <style:style style:name="gr3"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solid" draw:fill-color="#ffffff" draw:textarea-horizontal-align="justify" draw:textarea-vertical-align="middle" draw:auto-grow-height="false" draw:fit-to-size="false" fo:min-height="3.474cm" fo:min-width="8.513cm"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list-style-name="L3">
      <style:graphic-properties draw:stroke="solid" svg:stroke-width="0.026cm" svg:stroke-color="#bfbfbf" draw:marker-start="" draw:marker-start-width="0.2cm" draw:marker-start-center="false" draw:marker-end="" draw:marker-end-width="0.2cm" draw:marker-end-center="false" draw:fill="solid" draw:fill-color="#d9d9d9" draw:textarea-horizontal-align="justify" draw:textarea-vertical-align="middle" draw:auto-grow-height="false" draw:fit-to-size="false" fo:min-height="1.059cm" fo:min-width="2.086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3">
      <style:graphic-properties draw:stroke="solid" svg:stroke-width="0.026cm" svg:stroke-color="#bfbfbf" draw:marker-start="" draw:marker-start-width="0.2cm" draw:marker-start-center="false" draw:marker-end="" draw:marker-end-width="0.2cm" draw:marker-end-center="false" draw:fill="solid" draw:fill-color="#d9d9d9" draw:textarea-horizontal-align="justify" draw:textarea-vertical-align="middle" draw:auto-grow-height="false" draw:fit-to-size="false" fo:min-height="1.059cm" fo:min-width="2.487cm" fo:padding-top="0.125cm" fo:padding-bottom="0.125cm" fo:padding-left="0.25cm" fo:padding-right="0.25cm" fo:wrap-option="wrap" draw:shadow="visible" draw:shadow-offset-x="0cm" draw:shadow-offset-y="0.064cm" draw:shadow-color="#000000" draw:shadow-opacity="35%"/>
    </style:style>
    <style:style style:name="gr6"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1.761cm" fo:min-width="3.144cm" fo:padding-top="0.125cm" fo:padding-bottom="0.125cm" fo:padding-left="0.25cm" fo:padding-right="0.25cm" fo:wrap-option="wrap" draw:shadow="visible" draw:shadow-offset-x="0cm" draw:shadow-offset-y="0.064cm" draw:shadow-color="#000000" draw:shadow-opacity="35%"/>
    </style:style>
    <style:style style:name="gr7"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0"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8cm" fo:min-width="1.198cm" fo:padding-top="0.125cm" fo:padding-bottom="0.125cm" fo:padding-left="0.25cm" fo:padding-right="0.25cm" fo:wrap-option="wrap" draw:shadow="visible" draw:shadow-offset-x="0cm" draw:shadow-offset-y="0.064cm" draw:shadow-color="#000000" draw:shadow-opacity="35%"/>
    </style:style>
    <style:style style:name="gr11"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6cm" fo:padding-top="0.125cm" fo:padding-bottom="0.125cm" fo:padding-left="0.25cm" fo:padding-right="0.25cm" fo:wrap-option="wrap" draw:shadow="visible" draw:shadow-offset-x="0cm" draw:shadow-offset-y="0.064cm" draw:shadow-color="#000000" draw:shadow-opacity="35%"/>
    </style:style>
    <style:style style:name="gr12"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13"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8cm" fo:min-width="1.197cm" fo:padding-top="0.125cm" fo:padding-bottom="0.125cm" fo:padding-left="0.25cm" fo:padding-right="0.25cm" fo:wrap-option="wrap" draw:shadow="visible" draw:shadow-offset-x="0cm" draw:shadow-offset-y="0.064cm" draw:shadow-color="#000000" draw:shadow-opacity="35%"/>
    </style:style>
    <style:style style:name="gr14"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9cm" fo:min-width="1.197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list-style-name="L3">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16"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4" draw:textarea-horizontal-align="justify" draw:textarea-vertical-align="middle" draw:auto-grow-height="false" draw:fit-to-size="false" fo:min-height="2cm" fo:min-width="4.072cm" fo:padding-top="0.125cm" fo:padding-bottom="0.125cm" fo:padding-left="0.25cm" fo:padding-right="0.25cm" fo:wrap-option="wrap" draw:shadow="visible" draw:shadow-offset-x="0cm" draw:shadow-offset-y="0.064cm" draw:shadow-color="#000000" draw:shadow-opacity="35%"/>
    </style:style>
    <style:style style:name="gr17"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4" draw:textarea-horizontal-align="justify" draw:textarea-vertical-align="middle" draw:auto-grow-height="false" draw:fit-to-size="false" fo:min-height="0.444cm" fo:min-width="0.747cm" fo:padding-top="0.125cm" fo:padding-bottom="0.125cm" fo:padding-left="0.25cm" fo:padding-right="0.25cm" fo:wrap-option="wrap" draw:shadow="visible" draw:shadow-offset-x="0cm" draw:shadow-offset-y="0.064cm" draw:shadow-color="#000000" draw:shadow-opacity="35%"/>
    </style:style>
    <style:style style:name="gr18" style:family="graphic" style:parent-style-name="standard" style:list-style-name="L2">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4" draw:textarea-horizontal-align="justify" draw:textarea-vertical-align="middle" draw:auto-grow-height="false" draw:fit-to-size="false" fo:min-height="0.445cm" fo:min-width="0.747cm" fo:padding-top="0.125cm" fo:padding-bottom="0.125cm" fo:padding-left="0.25cm" fo:padding-right="0.25cm" fo:wrap-option="wrap" draw:shadow="visible" draw:shadow-offset-x="0cm" draw:shadow-offset-y="0.064cm" draw:shadow-color="#000000" draw:shadow-opacity="35%"/>
    </style:style>
    <style:style style:name="gr19"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8cm" fo:min-width="1.195cm" fo:padding-top="0.125cm" fo:padding-bottom="0.125cm" fo:padding-left="0.25cm" fo:padding-right="0.25cm" fo:wrap-option="wrap" draw:shadow="visible" draw:shadow-offset-x="0cm" draw:shadow-offset-y="0.064cm" draw:shadow-color="#000000" draw:shadow-opacity="35%"/>
    </style:style>
    <style:style style:name="gr20"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2"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5" style:family="graphic" style:parent-style-name="standard" style:list-style-name="L3">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26"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7"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8" style:family="graphic" style:parent-style-name="Object_20_with_20_no_20_fill_20_and_20_no_20_line" style:list-style-name="L2">
      <style:graphic-properties draw:stroke="none" svg:stroke-width="0.026cm" svg:stroke-color="#3465a4" draw:marker-start="" draw:marker-start-width="0.2cm" draw:marker-start-center="false" draw:marker-end="" draw:marker-end-width="0.2cm" draw:marker-end-center="false" draw:stroke-linejoin="miter" draw:fill="none" draw:fill-color="#729fcf" draw:textarea-horizontal-align="justify" draw:textarea-vertical-align="top" draw:auto-grow-height="fals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29"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8cm" fo:min-width="1.197cm" fo:padding-top="0.125cm" fo:padding-bottom="0.125cm" fo:padding-left="0.25cm" fo:padding-right="0.25cm" fo:wrap-option="wrap" draw:shadow="visible" draw:shadow-offset-x="0cm" draw:shadow-offset-y="0.064cm" draw:shadow-color="#000000" draw:shadow-opacity="35%"/>
    </style:style>
    <style:style style:name="gr30" style:family="graphic" style:parent-style-name="standard" style:list-style-name="L5">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bottom" draw:auto-grow-height="false" draw:fit-to-size="false" fo:min-height="2.204cm" fo:min-width="25.528cm" fo:padding-top="0.254cm" fo:padding-bottom="0.254cm" fo:padding-left="0.254cm" fo:padding-right="0.254cm" fo:wrap-option="wrap" draw:shadow="hidden" draw:shadow-offset-x="0.2cm" draw:shadow-offset-y="0.2cm" draw:shadow-color="#808080"/>
    </style:style>
    <style:style style:name="gr31" style:family="graphic" style:parent-style-name="standard" style:list-style-name="L2">
      <style:graphic-properties draw:stroke="none" svg:stroke-width="0cm" svg:stroke-color="#000000" draw:marker-start="" draw:marker-start-width="0.2cm" draw:marker-start-center="false" draw:marker-end="" draw:marker-end-width="0.2cm" draw:marker-end-center="false" draw:fill="none" draw:fill-color="#ffffff" draw:textarea-horizontal-align="justify" draw:auto-grow-height="true" draw:auto-grow-width="false" fo:max-height="0cm" fo:min-height="3.777cm" fo:padding-top="0.125cm" fo:padding-bottom="0.125cm" fo:padding-left="0.25cm" fo:padding-right="0.25cm" draw:shadow="hidden" draw:shadow-offset-x="0.2cm" draw:shadow-offset-y="0.2cm" draw:shadow-color="#808080"/>
    </style:style>
    <style:style style:name="gr32" style:family="graphic" style:parent-style-name="standard">
      <style:graphic-properties draw:stroke="none" svg:stroke-color="#000000" draw:fill="none" draw:fill-color="#ffffff" draw:auto-grow-height="true" draw:auto-grow-width="false" fo:max-height="0cm" fo:min-height="1.889cm"/>
    </style:style>
    <style:style style:name="gr33" style:family="graphic" style:parent-style-name="standard">
      <style:graphic-properties draw:stroke="none" svg:stroke-color="#000000" draw:fill="none" draw:fill-color="#ffffff" draw:auto-grow-height="true" draw:auto-grow-width="false" fo:max-height="0cm" fo:min-height="1.381cm"/>
    </style:style>
    <style:style style:name="gr34" style:family="graphic" style:parent-style-name="standard" style:list-style-name="L3">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true" draw:fit-to-size="false" fo:min-height="0cm" fo:min-width="0cm" fo:padding-top="0.125cm" fo:padding-bottom="0.125cm" fo:padding-left="0.25cm" fo:padding-right="0.25cm" fo:wrap-option="no-wrap" draw:shadow="hidden" draw:shadow-offset-x="0.2cm" draw:shadow-offset-y="0.2cm" draw:shadow-color="#808080"/>
    </style:style>
    <style:style style:name="gr35" style:family="graphic" style:parent-style-name="standard" style:list-style-name="L3">
      <style:graphic-properties draw:stroke="solid" svg:stroke-width="0.026cm" svg:stroke-color="#bfbfbf" draw:marker-start="" draw:marker-start-width="0.2cm" draw:marker-start-center="false" draw:marker-end="" draw:marker-end-width="0.2cm" draw:marker-end-center="false" draw:fill="solid" draw:fill-color="#d9d9d9" draw:textarea-horizontal-align="justify" draw:textarea-vertical-align="middle" draw:auto-grow-height="false" draw:fit-to-size="false" fo:min-height="1.059cm" fo:min-width="2.487cm" fo:padding-top="0.125cm" fo:padding-bottom="0.125cm" fo:padding-left="0.25cm" fo:padding-right="0.25cm" fo:wrap-option="wrap" draw:shadow="visible" draw:shadow-offset-x="0cm" draw:shadow-offset-y="0.064cm" draw:shadow-color="#000000" draw:shadow-opacity="35%"/>
    </style:style>
    <style:style style:name="gr36" style:family="graphic" style:parent-style-name="standard" style:list-style-name="L4">
      <style:graphic-properties draw:stroke="solid" svg:stroke-width="0.026cm" svg:stroke-color="#357eb8" draw:marker-start="" draw:marker-start-width="0.2cm" draw:marker-start-center="false" draw:marker-end="" draw:marker-end-width="0.2cm" draw:marker-end-center="false" draw:fill="gradient" draw:fill-color="#729fcf" draw:fill-gradient-name="Gradient_20_3" draw:textarea-horizontal-align="justify" draw:textarea-vertical-align="middle" draw:auto-grow-height="false" draw:fit-to-size="false" fo:min-height="0.918cm" fo:min-width="1.195cm" fo:padding-top="0.125cm" fo:padding-bottom="0.125cm" fo:padding-left="0.25cm" fo:padding-right="0.25cm" fo:wrap-option="wrap" draw:shadow="visible" draw:shadow-offset-x="0cm" draw:shadow-offset-y="0.064cm" draw:shadow-color="#000000" draw:shadow-opacity="35%"/>
    </style:style>
    <style:style style:name="gr37" style:family="graphic">
      <style:graphic-properties style:protect="size"/>
    </style:style>
    <style:style style:name="pr1" style:family="presentation" style:parent-style-name="Default-notes">
      <style:graphic-properties draw:fill-color="#ffffff" fo:min-height="12.572cm"/>
    </style:style>
    <style:style style:name="P1" style:family="paragraph">
      <style:paragraph-properties fo:text-align="center"/>
    </style:style>
    <style:style style:name="P2" style:family="paragraph">
      <loext:graphic-properties draw:fill="gradient" draw:fill-color="#729fcf" draw:fill-gradient-name="Gradient_20_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d9d9d9"/>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 style:family="paragraph">
      <loext:graphic-properties draw:fill="gradient" draw:fill-color="#729fcf" draw:fill-gradient-name="Gradient_20_3"/>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gradient" draw:fill-color="#729fcf" draw:fill-gradient-name="Gradient_20_3"/>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writing-mode="lr-tb"/>
      <style:text-properties fo:font-size="24pt"/>
    </style:style>
    <style:style style:name="P9"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0" style:family="paragraph">
      <loext:graphic-properties draw:fill="gradient" draw:fill-color="#729fcf" draw:fill-gradient-name="Gradient_20_4"/>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729fcf" draw:fill-gradient-name="Gradient_20_4"/>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writing-mode="lr-tb"/>
    </style:style>
    <style:style style:name="P13"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style:paragraph-properties fo:margin-left="0cm" fo:margin-right="0cm" fo:margin-top="0cm" fo:margin-bottom="0cm" fo:line-height="100%" fo:text-indent="0cm"/>
      <style:text-properties fo:font-size="24pt" style:font-size-asian="18pt" style:font-size-complex="18pt"/>
    </style:style>
    <style:style style:name="P16" style:family="paragraph">
      <loext:graphic-properties draw:fill="none" draw:fill-color="#ffffff"/>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size="24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P17" style:family="paragraph">
      <style:paragraph-properties fo:text-align="center"/>
      <style:text-properties fo:color="#ffffff" fo:font-size="24pt" fo:font-weight="bold" style:font-size-asian="18pt" style:font-weight-asian="bold" style:font-size-complex="18pt" style:font-weight-complex="600"/>
    </style:style>
    <style:style style:name="P18" style:family="paragraph">
      <loext:graphic-properties draw:fill="none" draw:fill-color="#ffffff"/>
      <style:paragraph-properties fo:text-align="center"/>
      <style:text-properties fo:color="#ffffff" fo:font-size="24pt" fo:font-weight="bold" style:font-size-asian="18pt" style:font-weight-asian="bold" style:font-size-complex="18pt" style:font-weight-complex="600"/>
    </style:style>
    <style:style style:name="P19" style:family="paragraph">
      <style:paragraph-properties fo:text-align="center"/>
      <style:text-properties style:use-window-font-color="true" fo:font-size="24pt" fo:font-weight="bold" style:font-size-asian="18pt" style:font-weight-asian="bold" style:font-size-complex="18pt" style:font-weight-complex="600"/>
    </style:style>
    <style:style style:name="P20" style:family="paragraph">
      <loext:graphic-properties draw:fill="none" draw:fill-color="#ffffff"/>
      <style:paragraph-properties fo:text-align="center"/>
      <style:text-properties style:use-window-font-color="true" fo:font-size="24pt" fo:font-weight="bold" style:font-size-asian="18pt" style:font-weight-asian="bold" style:font-size-complex="18pt" style:font-weight-complex="600"/>
    </style:style>
    <style:style style:name="P21" style:family="paragraph">
      <loext:graphic-properties draw:fill-color="#ffffff"/>
    </style:style>
    <style:style style:name="T1"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style:text-outline="false" style:text-line-through-style="none" style:text-line-through-type="none" style:text-position="0% 100%" style:font-name="Arial" fo:font-size="24pt" fo:letter-spacing="normal"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style:text-outline="false" style:text-line-through-style="none" style:text-line-through-type="none" style:font-name="Liberation Sans" fo:font-size="24pt" fo:font-style="normal" fo:text-shadow="none" style:text-underline-style="none" fo:font-weight="bold" style:letter-kerning="true" style:font-name-asian="Droid Sans Fallback" style:font-size-asian="18pt" style:font-style-asian="normal" style:font-weight-asian="bold" style:font-name-complex="FreeSans" style:font-size-complex="18pt" style:font-style-complex="normal" style:font-weight-complex="600" style:text-emphasize="none" style:font-relief="none" style:text-overline-style="none" style:text-overline-color="font-color"/>
    </style:style>
    <style:style style:name="T4" style:family="text">
      <style:text-properties fo:color="#ffffff" fo:font-size="24pt" fo:font-weight="bold" style:font-size-asian="18pt" style:font-weight-asian="bold" style:font-size-complex="18pt" style:font-weight-complex="600"/>
    </style:style>
    <style:style style:name="T5" style:family="text">
      <style:text-properties style:use-window-font-color="true" fo:font-size="24pt" fo:font-weight="bold" style:font-size-asian="18pt" style:font-weight-asian="bold" style:font-size-complex="18pt" style:font-weight-complex="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85200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2.864cm" svg:height="2.724cm" svg:x="20.35cm" svg:y="11.754cm">
          <draw:image xlink:href="Pictures/1000020100000383000003CEFEC875B080780BB6.png" xlink:type="simple" xlink:show="embed" xlink:actuate="onLoad">
            <text:p/>
          </draw:image>
        </draw:frame>
        <draw:frame draw:style-name="gr1" draw:text-style-name="P1" draw:layer="layout" svg:width="2.864cm" svg:height="2.724cm" svg:x="24.05cm" svg:y="10.954cm">
          <draw:image xlink:href="Pictures/1000020100000383000003CEFEC875B080780BB6.png" xlink:type="simple" xlink:show="embed" xlink:actuate="onLoad">
            <text:p/>
          </draw:image>
        </draw:frame>
        <draw:custom-shape draw:style-name="gr2" draw:text-style-name="P2" draw:layer="layout" svg:width="25.344cm" svg:height="7.809cm" svg:x="2.531cm" svg:y="4.1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loud 3" draw:style-name="gr3" draw:text-style-name="P3" draw:layer="layout" svg:width="13.796cm" svg:height="5.714cm" svg:x="5.762cm" svg:y="5.096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4" draw:style-name="gr4" draw:text-style-name="P4" draw:layer="layout" svg:width="3.958cm" svg:height="2.008cm" svg:x="4.17cm" svg:y="11.312cm">
          <text:p text:style-name="P12"/>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2" draw:style-name="gr5" draw:text-style-name="P4" draw:layer="layout" svg:width="4.572cm" svg:height="2.008cm" svg:x="8.87cm" svg:y="12.236cm">
          <text:p text:style-name="P12"/>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Cloud 14" draw:style-name="gr6" draw:text-style-name="P5" draw:layer="layout" svg:width="5.577cm" svg:height="3.084cm" svg:x="0.198cm" svg:y="5.66cm">
          <text:p text:style-name="P12"/>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5" draw:style-name="gr7" draw:text-style-name="P6" draw:layer="layout" svg:width="3.433cm" svg:height="1.704cm" svg:x="7.204cm" svg:y="2.345cm">
          <draw:image xlink:href="Pictures/2000009900000392000002596801CBC71B6FBD9D.wmf" xlink:type="simple" xlink:show="embed" xlink:actuate="onLoad">
            <text:p/>
          </draw:image>
        </draw:frame>
        <draw:frame draw:name="Picture 5" draw:style-name="gr8" draw:text-style-name="P6" draw:layer="layout" svg:width="3.433cm" svg:height="1.706cm" svg:x="19.64cm" svg:y="2.64cm">
          <draw:image xlink:href="Pictures/2000009900000392000002596801CBC71B6FBD9D.wmf" xlink:type="simple" xlink:show="embed" xlink:actuate="onLoad">
            <text:p/>
          </draw:image>
        </draw:frame>
        <draw:frame draw:name="Picture 5" draw:style-name="gr9" draw:text-style-name="P6" draw:layer="layout" svg:width="3.434cm" svg:height="1.704cm" svg:x="13.411cm" svg:y="1.895cm">
          <draw:image xlink:href="Pictures/2000009900000392000002596801CBC71B6FBD9D.wmf" xlink:type="simple" xlink:show="embed" xlink:actuate="onLoad">
            <text:p/>
          </draw:image>
        </draw:frame>
        <draw:custom-shape draw:name="Rectangle 19" draw:style-name="gr10" draw:text-style-name="P7" draw:layer="layout" svg:width="1.697cm" svg:height="1.167cm" svg:x="8.182cm" svg:y="3.812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7" draw:layer="layout" svg:width="1.695cm" svg:height="1.168cm" svg:x="14.576cm" svg:y="3.345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2" draw:text-style-name="P7" draw:layer="layout" svg:width="1.696cm" svg:height="1.168cm" svg:x="20.934cm" svg:y="11.02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3" draw:text-style-name="P7" draw:layer="layout" svg:width="1.696cm" svg:height="1.167cm" svg:x="5.689cm" svg:y="10.393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4" draw:text-style-name="P7" draw:layer="layout" svg:width="1.696cm" svg:height="1.168cm" svg:x="20.628cm" svg:y="4.163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15" draw:text-style-name="P9" draw:layer="layout" svg:width="4.212cm" svg:height="1.264cm" svg:x="19.693cm" svg:y="14.038cm">
          <text:p text:style-name="P8"><text:span text:style-name="T1">GenBan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Callout 28" draw:style-name="gr16" draw:text-style-name="P10" draw:layer="layout" svg:width="4.572cm" svg:height="2.25cm" svg:x="4.834cm" svg:y="0.194cm">
          <text:p text:style-name="P12"/>
          <draw:enhanced-geometry draw:mirror-horizontal="tru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29" draw:style-name="gr17" draw:text-style-name="P11" draw:layer="layout" svg:width="1.247cm" svg:height="0.694cm" svg:x="13.451cm" svg:y="1.477cm">
          <text:p/>
          <draw:enhanced-geometry draw:mirror-horizontal="tru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30" draw:style-name="gr18" draw:text-style-name="P11" draw:layer="layout" svg:width="1.247cm" svg:height="0.695cm" svg:x="20.002cm" svg:y="2.015cm">
          <text:p/>
          <draw:enhanced-geometry draw:mirror-horizontal="true" draw:mirror-vertical="false" svg:viewBox="0 0 0 0" draw:text-areas="?f28 ?f30 ?f29 ?f31" draw:type="ooxml-wedgeEllipseCallout" draw:modifiers="-20833 62500"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Rectangle 31" draw:style-name="gr19" draw:text-style-name="P7" draw:layer="layout" svg:width="1.694cm" svg:height="1.167cm" svg:x="10.603cm" svg:y="11.316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frame draw:name="Picture 4" draw:style-name="gr20" draw:text-style-name="P6" draw:layer="layout" svg:width="1.728cm" svg:height="1.423cm" svg:x="15.015cm" svg:y="7.952cm">
            <draw:image xlink:href="Pictures/10000200000000410000003F88EF57461BE09138.png" xlink:type="simple" xlink:show="embed" xlink:actuate="onLoad">
              <text:p/>
            </draw:image>
          </draw:frame>
          <draw:frame draw:name="Picture 4" draw:style-name="gr21" draw:text-style-name="P6" draw:layer="layout" svg:width="1.727cm" svg:height="1.422cm" svg:x="12.063cm" svg:y="8.872cm">
            <draw:image xlink:href="Pictures/10000200000000410000003F88EF57461BE09138.png" xlink:type="simple" xlink:show="embed" xlink:actuate="onLoad">
              <text:p/>
            </draw:image>
          </draw:frame>
          <draw:frame draw:name="Picture 4" draw:style-name="gr22" draw:text-style-name="P6" draw:layer="layout" svg:width="1.727cm" svg:height="1.423cm" svg:x="9.005cm" svg:y="8.664cm">
            <draw:image xlink:href="Pictures/10000200000000410000003F88EF57461BE09138.png" xlink:type="simple" xlink:show="embed" xlink:actuate="onLoad">
              <text:p/>
            </draw:image>
          </draw:frame>
          <draw:frame draw:name="Picture 4" draw:style-name="gr23" draw:text-style-name="P6" draw:layer="layout" svg:width="1.728cm" svg:height="1.422cm" svg:x="8.405cm" svg:y="5.933cm">
            <draw:image xlink:href="Pictures/10000200000000410000003F88EF57461BE09138.png" xlink:type="simple" xlink:show="embed" xlink:actuate="onLoad">
              <text:p/>
            </draw:image>
          </draw:frame>
          <draw:frame draw:name="Picture 4" draw:style-name="gr24" draw:text-style-name="P6" draw:layer="layout" svg:width="1.729cm" svg:height="1.422cm" svg:x="17.067cm" svg:y="6.296cm">
            <draw:image xlink:href="Pictures/10000200000000410000003F88EF57461BE09138.png" xlink:type="simple" xlink:show="embed" xlink:actuate="onLoad">
              <text:p/>
            </draw:image>
          </draw:frame>
          <draw:custom-shape draw:name="TextBox 26" draw:style-name="gr25" draw:text-style-name="P13" draw:layer="layout" svg:width="2.328cm" svg:height="1.267cm" svg:x="11.89cm" svg:y="6.989cm">
            <text:p text:style-name="P12"><text:span text:style-name="T2">CD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6" draw:text-style-name="P6" draw:layer="layout" svg:width="1.729cm" svg:height="1.422cm" svg:x="10.994cm" svg:y="5.565cm">
            <draw:image xlink:href="Pictures/10000200000000410000003F88EF57461BE09138.png" xlink:type="simple" xlink:show="embed" xlink:actuate="onLoad">
              <text:p/>
            </draw:image>
          </draw:frame>
          <draw:frame draw:name="Picture 4" draw:style-name="gr27" draw:text-style-name="P6" draw:layer="layout" svg:width="1.728cm" svg:height="1.422cm" svg:x="14.271cm" svg:y="5.475cm">
            <draw:image xlink:href="Pictures/10000200000000410000003F88EF57461BE09138.png" xlink:type="simple" xlink:show="embed" xlink:actuate="onLoad">
              <text:p/>
            </draw:image>
          </draw:frame>
          <draw:frame draw:name="Picture 4" draw:style-name="gr28" draw:text-style-name="P6" draw:layer="layout" svg:width="1.728cm" svg:height="1.423cm" svg:x="6.816cm" svg:y="7.504cm">
            <draw:image xlink:href="Pictures/10000200000000410000003F88EF57461BE09138.png" xlink:type="simple" xlink:show="embed" xlink:actuate="onLoad">
              <text:p/>
            </draw:image>
          </draw:frame>
        </draw:g>
        <draw:custom-shape draw:name="Rectangle 36" draw:style-name="gr29" draw:text-style-name="P7" draw:layer="layout" svg:width="1.696cm" svg:height="1.167cm" svg:x="24.659cm" svg:y="9.931cm">
          <text:p text:style-name="P12"/>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30" draw:text-style-name="P14" draw:layer="layout" svg:width="26.035cm" svg:height="2.711cm" svg:x="1.297cm" svg:y="0.0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16" draw:layer="layout" svg:width="7.047cm" svg:height="4.027cm" svg:x="20.228cm" svg:y="6.702cm">
          <draw:text-box>
            <text:p text:style-name="P15"><text:span text:style-name="T3">Programmable</text:span></text:p>
            <text:p text:style-name="P15"><text:span text:style-name="T3">Storage</text:span></text:p>
            <text:p text:style-name="P15"><text:span text:style-name="T3">Fabric</text:span></text:p>
          </draw:text-box>
        </draw:frame>
        <draw:frame draw:style-name="gr32" draw:text-style-name="P18" draw:layer="layout" svg:width="4.572cm" svg:height="2.139cm" svg:x="0.508cm" svg:y="6.096cm">
          <draw:text-box>
            <text:p text:style-name="P17"><text:span text:style-name="T4">Metadata</text:span></text:p>
            <text:p text:style-name="P17"><text:span text:style-name="T4">Service</text:span></text:p>
          </draw:text-box>
        </draw:frame>
        <draw:frame draw:style-name="gr32" draw:text-style-name="P18" draw:layer="layout" svg:width="4.572cm" svg:height="2.139cm" svg:x="4.734cm" svg:y="0.208cm">
          <draw:text-box>
            <text:p text:style-name="P17"><text:span text:style-name="T4">Shared</text:span></text:p>
            <text:p text:style-name="P17"><text:span text:style-name="T4">Volume</text:span></text:p>
          </draw:text-box>
        </draw:frame>
        <draw:frame draw:style-name="gr33" draw:text-style-name="P18" draw:layer="layout" svg:width="3.048cm" svg:height="1.631cm" svg:x="7.589cm" svg:y="3.81cm">
          <draw:text-box>
            <text:p text:style-name="P17"><text:span text:style-name="T4">SG</text:span></text:p>
          </draw:text-box>
        </draw:frame>
        <draw:frame draw:style-name="gr33" draw:text-style-name="P18" draw:layer="layout" svg:width="3.048cm" svg:height="1.631cm" svg:x="13.97cm" svg:y="3.302cm">
          <draw:text-box>
            <text:p text:style-name="P17"><text:span text:style-name="T4">SG</text:span></text:p>
          </draw:text-box>
        </draw:frame>
        <draw:frame draw:style-name="gr33" draw:text-style-name="P18" draw:layer="layout" svg:width="3.048cm" svg:height="1.631cm" svg:x="20.025cm" svg:y="4.156cm">
          <draw:text-box>
            <text:p text:style-name="P17"><text:span text:style-name="T4">SG</text:span></text:p>
          </draw:text-box>
        </draw:frame>
        <draw:frame draw:style-name="gr33" draw:text-style-name="P18" draw:layer="layout" svg:width="3.048cm" svg:height="1.631cm" svg:x="24.066cm" svg:y="9.91cm">
          <draw:text-box>
            <text:p text:style-name="P17"><text:span text:style-name="T4">SG</text:span></text:p>
          </draw:text-box>
        </draw:frame>
        <draw:frame draw:style-name="gr33" draw:text-style-name="P18" draw:layer="layout" svg:width="3.048cm" svg:height="1.631cm" svg:x="20.294cm" svg:y="11.03cm">
          <draw:text-box>
            <text:p text:style-name="P17"><text:span text:style-name="T4">SG</text:span></text:p>
          </draw:text-box>
        </draw:frame>
        <draw:frame draw:style-name="gr33" draw:text-style-name="P18" draw:layer="layout" svg:width="3.048cm" svg:height="1.631cm" svg:x="9.906cm" svg:y="11.323cm">
          <draw:text-box>
            <text:p text:style-name="P17"><text:span text:style-name="T4">SG</text:span></text:p>
          </draw:text-box>
        </draw:frame>
        <draw:frame draw:style-name="gr33" draw:text-style-name="P18" draw:layer="layout" svg:width="3.048cm" svg:height="1.631cm" svg:x="9.906cm" svg:y="11.324cm">
          <draw:text-box>
            <text:p text:style-name="P17"><text:span text:style-name="T4">SG</text:span></text:p>
          </draw:text-box>
        </draw:frame>
        <draw:frame draw:style-name="gr33" draw:text-style-name="P18" draw:layer="layout" svg:width="3.048cm" svg:height="1.631cm" svg:x="5.08cm" svg:y="10.334cm">
          <draw:text-box>
            <text:p text:style-name="P17"><text:span text:style-name="T4">SG</text:span></text:p>
          </draw:text-box>
        </draw:frame>
        <draw:frame draw:style-name="gr32" draw:text-style-name="P20" draw:layer="layout" svg:width="4.572cm" svg:height="2.139cm" svg:x="3.458cm" svg:y="11.755cm">
          <draw:text-box>
            <text:p text:style-name="P19"><text:span text:style-name="T5">S3</text:span></text:p>
          </draw:text-box>
        </draw:frame>
        <draw:frame draw:style-name="gr32" draw:text-style-name="P20" draw:layer="layout" svg:width="4.572cm" svg:height="2.139cm" svg:x="8.87cm" svg:y="12.593cm">
          <draw:text-box>
            <text:p text:style-name="P19"><text:span text:style-name="T5">Dropbox</text:span></text:p>
          </draw:text-box>
        </draw:frame>
        <draw:custom-shape draw:name="TextBox 27" draw:style-name="gr34" draw:text-style-name="P9" draw:layer="layout" svg:width="2.806cm" svg:height="1.264cm" svg:x="24.097cm" svg:y="13.538cm">
          <text:p text:style-name="P8"><text:span text:style-name="T1">iPl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loud 12" draw:style-name="gr35" draw:text-style-name="P4" draw:layer="layout" svg:width="4.572cm" svg:height="2.008cm" svg:x="14.167cm" svg:y="12.32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Rectangle 31" draw:style-name="gr36" draw:text-style-name="P7" draw:layer="layout" svg:width="1.694cm" svg:height="1.167cm" svg:x="15.9cm" svg:y="11.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18" draw:layer="layout" svg:width="3.048cm" svg:height="1.631cm" svg:x="15.203cm" svg:y="11.416cm">
          <draw:text-box>
            <text:p text:style-name="P17"><text:span text:style-name="T4">SG</text:span></text:p>
          </draw:text-box>
        </draw:frame>
        <draw:frame draw:style-name="gr33" draw:text-style-name="P18" draw:layer="layout" svg:width="3.048cm" svg:height="1.631cm" svg:x="15.203cm" svg:y="11.417cm">
          <draw:text-box>
            <text:p text:style-name="P17"><text:span text:style-name="T4">SG</text:span></text:p>
          </draw:text-box>
        </draw:frame>
        <draw:frame draw:style-name="gr32" draw:text-style-name="P20" draw:layer="layout" svg:width="4.572cm" svg:height="2.139cm" svg:x="14.167cm" svg:y="12.686cm">
          <draw:text-box>
            <text:p text:style-name="P19"><text:span text:style-name="T5">GDrive</text:span></text:p>
          </draw:text-box>
        </draw:frame>
        <presentation:notes draw:style-name="dp2">
          <draw:page-thumbnail draw:style-name="gr37" draw:layer="layout" svg:width="13.968cm" svg:height="10.476cm" svg:x="3.81cm" svg:y="2.123cm" draw:page-number="1" presentation:class="page"/>
          <draw:frame presentation:style-name="pr1" draw:text-style-name="P2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2782cc" draw:end-color="#9fc6ff" draw:start-intensity="100%" draw:end-intensity="100%" draw:angle="1800" draw:border="0%"/>
    <draw:gradient draw:name="Gradient_20_4" draw:display-name="Gradient 4" draw:style="linear" draw:start-color="#2782cc" draw:end-color="#9fc6ff" draw:start-intensity="100%" draw:end-intensity="100%" draw:angle="0" draw:border="0%"/>
    <draw:gradient draw:name="Gradient_20_6" draw:display-name="Gradient 6" draw:style="linear" draw:start-color="#cfe7f5" draw:end-color="#729fc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5T20:35:25.479025381</meta:creation-date>
    <dc:date>2016-12-05T21:56:18.073156382</dc:date>
    <meta:editing-duration>PT1H18M23S</meta:editing-duration>
    <meta:editing-cycles>2</meta:editing-cycles>
    <meta:generator>LibreOffice/5.2.3.3$Linux_X86_64 LibreOffice_project/81e46f6e53feeb30ae79fa614e7dc74843d96b19</meta:generator>
    <meta:document-statistic meta:object-count="74"/>
  </office:meta>
</office:document-meta>
</file>